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loext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loext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P21" style:family="paragraph" style:parent-style-name="Text_20_body" style:list-style-name="L7">
      <style:paragraph-properties fo:margin-top="0in" fo:margin-bottom="0in" loext:contextual-spacing="false"/>
    </style:style>
    <style:style style:name="P22" style:family="paragraph" style:parent-style-name="Text_20_body" style:list-style-name="L8">
      <style:paragraph-properties fo:margin-top="0in" fo:margin-bottom="0in" loext:contextual-spacing="false"/>
    </style:style>
    <style:style style:name="T1" style:family="text">
      <style:text-properties fo:color="#5e668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Text_20_body">Creating an Android app with a login feature involves several steps. Here’s a guide to setting up the project:</text:p>
      <text:h text:style-name="Heading_20_3" text:outline-level="3">1. Setting Up Your Development Environment</text:h>
      <text:list xml:id="list1739088558" text:style-name="L1">
        <text:list-item>
          <text:p text:style-name="P6"><text:span text:style-name="Strong_20_Emphasis">Install Android Studio:</text:span></text:p>
          <text:list>
            <text:list-item>
              <text:p text:style-name="P15">Download and install Android Studio from the <text:a xlink:type="simple" xlink:href="https://developer.android.com/studio" office:target-frame-name="_new" xlink:show="replace" text:style-name="Internet_20_link" text:visited-style-name="Visited_20_Internet_20_Link">official website</text:a>.</text:p>
            </text:list-item>
          </text:list>
        </text:list-item>
        <text:list-item>
          <text:p text:style-name="P6"><text:span text:style-name="Strong_20_Emphasis">Create a New Project:</text:span></text:p>
          <text:list>
            <text:list-item>
              <text:p text:style-name="P15">Open Android Studio and select “Create New Project.”</text:p>
            </text:list-item>
            <text:list-item>
              <text:p text:style-name="P15">Choose a template such as "Empty Activity."</text:p>
            </text:list-item>
            <text:list-item>
              <text:p text:style-name="P15">Configure the project name, package name, save location, language (Java/Kotlin), and minimum SDK version.</text:p>
            </text:list-item>
            <text:list-item>
              <text:p text:style-name="P6">Click “Finish” to create the project.</text:p>
            </text:list-item>
          </text:list>
        </text:list-item>
      </text:list>
      <text:h text:style-name="Heading_20_3" text:outline-level="3">2. Designing the Login Interface</text:h>
      <text:list xml:id="list1412638752" text:style-name="L2">
        <text:list-item>
          <text:p text:style-name="P16"><text:span text:style-name="Strong_20_Emphasis">Open </text:span><text:span text:style-name="Strong_20_Emphasis"><text:span text:style-name="Source_20_Text">activity_main.xml</text:span></text:span><text:span text:style-name="Strong_20_Emphasis">:</text:span></text:p>
          <text:list>
            <text:list-item>
              <text:p text:style-name="P16">Go to <text:span text:style-name="Source_20_Text">res/layout/activity_main.xml</text:span>.</text:p>
            </text:list-item>
            <text:list-item>
              <text:p text:style-name="P16">Design your login screen using XML or the design editor. Typically, you'll need:</text:p>
              <text:list>
                <text:list-item>
                  <text:p text:style-name="P16"><text:span text:style-name="Source_20_Text">EditText</text:span> for username/email</text:p>
                </text:list-item>
                <text:list-item>
                  <text:p text:style-name="P16"><text:span text:style-name="Source_20_Text">EditText</text:span> for password</text:p>
                </text:list-item>
                <text:list-item>
                  <text:p text:style-name="P16"><text:span text:style-name="Source_20_Text">Button</text:span> for login</text:p>
                </text:list-item>
                <text:list-item>
                  <text:p text:style-name="P7"><text:span text:style-name="Source_20_Text">TextView</text:span> for sign-up option</text:p>
                </text:list-item>
              </text:list>
            </text:list-item>
          </text:list>
        </text:list-item>
      </text:list>
      <text:p text:style-name="Text_20_body">Here's a basic example of <text:span text:style-name="Source_20_Text">activity_main.xml</text:span>:</text:p>
      <text:p text:style-name="Preformatted_20_Text">xml</text:p>
      <text:p text:style-name="Preformatted_20_Text">Copy code</text:p>
      <text:p text:style-name="P3"><text:span text:style-name="Source_20_Text">&lt;?xml version="1.0" encoding="utf-8"?&gt;</text:span></text:p>
      <text:p text:style-name="P3"><text:span text:style-name="Source_20_Text">&lt;LinearLayout xmlns:android="http://schemas.android.com/apk/res/android"</text:span></text:p>
      <text:p text:style-name="P3"><text:span text:style-name="Source_20_Text"><text:s text:c="4"/>xmlns:tools="http://schemas.android.com/tools"</text:span></text:p>
      <text:p text:style-name="P3"><text:span text:style-name="Source_20_Text"><text:s text:c="4"/>android:layout_width="match_parent"</text:span></text:p>
      <text:p text:style-name="P3"><text:span text:style-name="Source_20_Text"><text:s text:c="4"/>android:layout_height="match_parent"</text:span></text:p>
      <text:p text:style-name="P3"><text:span text:style-name="Source_20_Text"><text:s text:c="4"/>android:gravity="center"</text:span></text:p>
      <text:p text:style-name="P3"><text:span text:style-name="Source_20_Text"><text:s text:c="4"/>android:orientation="vertical"</text:span></text:p>
      <text:p text:style-name="P3"><text:span text:style-name="Source_20_Text"><text:s text:c="4"/>tools:context=".MainActivity"&gt;</text:span></text:p>
      <text:p text:style-name="P3"/>
      <text:p text:style-name="P3"><text:span text:style-name="Source_20_Text"><text:s text:c="4"/>&lt;EditText</text:span></text:p>
      <text:p text:style-name="P3"><text:span text:style-name="Source_20_Text"><text:s text:c="8"/>android:id="@+id/editTextUsername"</text:span></text:p>
      <text:p text:style-name="P3"><text:span text:style-name="Source_20_Text"><text:s text:c="8"/>android:layout_width="match_parent"</text:span></text:p>
      <text:p text:style-name="P3"><text:span text:style-name="Source_20_Text"><text:s text:c="8"/>android:layout_height="wrap_content"</text:span></text:p>
      <text:p text:style-name="P3"><text:span text:style-name="Source_20_Text"><text:s text:c="8"/>android:hint="Username"</text:span></text:p>
      <text:p text:style-name="P3"><text:span text:style-name="Source_20_Text"><text:s text:c="8"/>android:inputType="text" /&gt;</text:span></text:p>
      <text:p text:style-name="P3"/>
      <text:p text:style-name="P3"><text:span text:style-name="Source_20_Text"><text:s text:c="4"/>&lt;EditText</text:span></text:p>
      <text:p text:style-name="P3"><text:span text:style-name="Source_20_Text"><text:s text:c="8"/>android:id="@+id/editTextPassword"</text:span></text:p>
      <text:p text:style-name="P3"><text:span text:style-name="Source_20_Text"><text:s text:c="8"/>android:layout_width="match_parent"</text:span></text:p>
      <text:p text:style-name="P3"><text:span text:style-name="Source_20_Text"><text:s text:c="8"/>android:layout_height="wrap_content"</text:span></text:p>
      <text:p text:style-name="P3"><text:span text:style-name="Source_20_Text"><text:s text:c="8"/>android:hint="Password"</text:span></text:p>
      <text:p text:style-name="P3"><text:span text:style-name="Source_20_Text"><text:s text:c="8"/>android:inputType="textPassword"</text:span></text:p>
      <text:p text:style-name="P3"><text:span text:style-name="Source_20_Text"><text:s text:c="8"/>android:layout_marginTop="16dp" /&gt;</text:span></text:p>
      <text:p text:style-name="P3"/>
      <text:p text:style-name="P3"><text:span text:style-name="Source_20_Text"><text:s text:c="4"/>&lt;Button</text:span></text:p>
      <text:p text:style-name="P3"><text:span text:style-name="Source_20_Text"><text:s text:c="8"/>android:id="@+id/buttonLogin"</text:span></text:p>
      <text:p text:style-name="P3"><text:soft-page-break/><text:span text:style-name="Source_20_Text"><text:s text:c="8"/>android:layout_width="match_parent"</text:span></text:p>
      <text:p text:style-name="P3"><text:span text:style-name="Source_20_Text"><text:s text:c="8"/>android:layout_height="wrap_content"</text:span></text:p>
      <text:p text:style-name="P3"><text:span text:style-name="Source_20_Text"><text:s text:c="8"/>android:text="Login"</text:span></text:p>
      <text:p text:style-name="P3"><text:span text:style-name="Source_20_Text"><text:s text:c="8"/>android:layout_marginTop="16dp" /&gt;</text:span></text:p>
      <text:p text:style-name="P3"/>
      <text:p text:style-name="P3"><text:span text:style-name="Source_20_Text"><text:s text:c="4"/>&lt;TextView</text:span></text:p>
      <text:p text:style-name="P3"><text:span text:style-name="Source_20_Text"><text:s text:c="8"/>android:id="@+id/textViewSignup"</text:span></text:p>
      <text:p text:style-name="P3"><text:span text:style-name="Source_20_Text"><text:s text:c="8"/>android:layout_width="wrap_content"</text:span></text:p>
      <text:p text:style-name="P3"><text:span text:style-name="Source_20_Text"><text:s text:c="8"/>android:layout_height="wrap_content"</text:span></text:p>
      <text:p text:style-name="P3"><text:span text:style-name="Source_20_Text"><text:s text:c="8"/>android:text="Don't have an account? Sign up"</text:span></text:p>
      <text:p text:style-name="P3"><text:span text:style-name="Source_20_Text"><text:s text:c="8"/>android:layout_marginTop="16dp" /&gt;</text:span></text:p>
      <text:p text:style-name="P2"><text:span text:style-name="Source_20_Text">&lt;/LinearLayout&gt;</text:span></text:p>
      <text:h text:style-name="Heading_20_3" text:outline-level="3">3. Implementing the Login Functionality</text:h>
      <text:list xml:id="list239981111" text:style-name="L3">
        <text:list-item>
          <text:p text:style-name="P8"><text:span text:style-name="Strong_20_Emphasis">Open </text:span><text:span text:style-name="Strong_20_Emphasis"><text:span text:style-name="Source_20_Text">MainActivity.java</text:span></text:span><text:span text:style-name="Strong_20_Emphasis"> or </text:span><text:span text:style-name="Strong_20_Emphasis"><text:span text:style-name="Source_20_Text">MainActivity.kt</text:span></text:span><text:span text:style-name="Strong_20_Emphasis">:</text:span></text:p>
          <text:list>
            <text:list-item>
              <text:p text:style-name="P17">Go to <text:span text:style-name="Source_20_Text">app/java/com.example.yourappname/MainActivity.java</text:span> or <text:span text:style-name="Source_20_Text">.kt</text:span>.</text:p>
            </text:list-item>
          </text:list>
        </text:list-item>
        <text:list-item>
          <text:p text:style-name="P8"><text:span text:style-name="Strong_20_Emphasis">Set Up UI Elements and Click Listeners:</text:span></text:p>
          <text:list>
            <text:list-item>
              <text:p text:style-name="P8">Initialize the UI elements and set up the <text:span text:style-name="Source_20_Text">onClickListener</text:span> for the login button.</text:p>
            </text:list-item>
          </text:list>
        </text:list-item>
      </text:list>
      <text:p text:style-name="Text_20_body">Here’s an example in Java:</text:p>
      <text:p text:style-name="Preformatted_20_Text">java</text:p>
      <text:p text:style-name="Preformatted_20_Text">Copy code</text:p>
      <text:p text:style-name="P3"><text:span text:style-name="Source_20_Text">package com.example.yourappname;</text:span></text:p>
      <text:p text:style-name="P3"/>
      <text:p text:style-name="P3"><text:span text:style-name="Source_20_Text">import android.os.Bundle;</text:span></text:p>
      <text:p text:style-name="P3"><text:span text:style-name="Source_20_Text">import android.view.View;</text:span></text:p>
      <text:p text:style-name="P3"><text:span text:style-name="Source_20_Text">import android.widget.Button;</text:span></text:p>
      <text:p text:style-name="P3"><text:span text:style-name="Source_20_Text">import android.widget.EditText;</text:span></text:p>
      <text:p text:style-name="P3"><text:span text:style-name="Source_20_Text">import android.widget.TextView;</text:span></text:p>
      <text:p text:style-name="P3"><text:span text:style-name="Source_20_Text">import android.widget.Toast;</text:span></text:p>
      <text:p text:style-name="P3"><text:span text:style-name="Source_20_Text">import androidx.appcompat.app.AppCompatActivity;</text:span></text:p>
      <text:p text:style-name="P3"/>
      <text:p text:style-name="P3"><text:span text:style-name="Source_20_Text">public class MainActivity extends AppCompatActivity {</text:span></text:p>
      <text:p text:style-name="P3"/>
      <text:p text:style-name="P3"><text:span text:style-name="Source_20_Text"><text:s text:c="4"/>private EditText editTextUsername;</text:span></text:p>
      <text:p text:style-name="P3"><text:span text:style-name="Source_20_Text"><text:s text:c="4"/>private EditText editTextPassword;</text:span></text:p>
      <text:p text:style-name="P3"><text:span text:style-name="Source_20_Text"><text:s text:c="4"/>private Button buttonLogin;</text:span></text:p>
      <text:p text:style-name="P3"><text:span text:style-name="Source_20_Text"><text:s text:c="4"/>private TextView textViewSignup;</text:span></text:p>
      <text:p text:style-name="P3"/>
      <text:p text:style-name="P3"><text:span text:style-name="Source_20_Text"><text:s text:c="4"/>@Override</text:span></text:p>
      <text:p text:style-name="P3"><text:span text:style-name="Source_20_Text"><text:s text:c="4"/>protected void onCreate(Bundle savedInstanceState) {</text:span></text:p>
      <text:p text:style-name="P3"><text:span text:style-name="Source_20_Text"><text:s text:c="8"/>super.onCreate(savedInstanceState);</text:span></text:p>
      <text:p text:style-name="P3"><text:span text:style-name="Source_20_Text"><text:s text:c="8"/>setContentView(R.layout.activity_main);</text:span></text:p>
      <text:p text:style-name="P3"/>
      <text:p text:style-name="P3"><text:span text:style-name="Source_20_Text"><text:s text:c="8"/>editTextUsername = findViewById(R.id.editTextUsername);</text:span></text:p>
      <text:p text:style-name="P3"><text:span text:style-name="Source_20_Text"><text:s text:c="8"/>editTextPassword = findViewById(R.id.editTextPassword);</text:span></text:p>
      <text:p text:style-name="P3"><text:span text:style-name="Source_20_Text"><text:s text:c="8"/>buttonLogin = findViewById(R.id.buttonLogin);</text:span></text:p>
      <text:p text:style-name="P3"><text:span text:style-name="Source_20_Text"><text:s text:c="8"/>textViewSignup = findViewById(R.id.textViewSignup);</text:span></text:p>
      <text:p text:style-name="P3"/>
      <text:p text:style-name="P3"><text:span text:style-name="Source_20_Text"><text:s text:c="8"/>buttonLogin.setOnClickListener(new View.OnClickListener() {</text:span></text:p>
      <text:p text:style-name="P3"><text:span text:style-name="Source_20_Text"><text:s text:c="12"/>@Override</text:span></text:p>
      <text:p text:style-name="P3"><text:span text:style-name="Source_20_Text"><text:s text:c="12"/>public void onClick(View v) {</text:span></text:p>
      <text:p text:style-name="P3"><text:span text:style-name="Source_20_Text"><text:s text:c="16"/>String username = editTextUsername.getText().toString();</text:span></text:p>
      <text:p text:style-name="P3"><text:span text:style-name="Source_20_Text"><text:s text:c="16"/>String password = editTextPassword.getText().toString();</text:span></text:p>
      <text:p text:style-name="P3"><text:span text:style-name="Source_20_Text"><text:s text:c="16"/></text:span></text:p>
      <text:p text:style-name="P3"><text:span text:style-name="Source_20_Text"><text:s text:c="16"/>if (username.isEmpty() || password.isEmpty()) {</text:span></text:p>
      <text:p text:style-name="P3"><text:soft-page-break/><text:span text:style-name="Source_20_Text"><text:s text:c="20"/>Toast.makeText(MainActivity.this, "Please fill all fields", Toast.LENGTH_SHORT).show();</text:span></text:p>
      <text:p text:style-name="P3"><text:span text:style-name="Source_20_Text"><text:s text:c="16"/>} else {</text:span></text:p>
      <text:p text:style-name="P3"><text:span text:style-name="Source_20_Text"><text:s text:c="20"/>// Handle login logic (authentication, etc.)</text:span></text:p>
      <text:p text:style-name="P3"><text:span text:style-name="Source_20_Text"><text:s text:c="20"/>// For demonstration, show a toast message</text:span></text:p>
      <text:p text:style-name="P3"><text:span text:style-name="Source_20_Text"><text:s text:c="20"/>Toast.makeText(MainActivity.this, "Login clicked", Toast.LENGTH_SHORT).show();</text:span></text:p>
      <text:p text:style-name="P3"><text:span text:style-name="Source_20_Text"><text:s text:c="16"/>}</text:span></text:p>
      <text:p text:style-name="P3"><text:span text:style-name="Source_20_Text"><text:s text:c="12"/>}</text:span></text:p>
      <text:p text:style-name="P3"><text:span text:style-name="Source_20_Text"><text:s text:c="8"/>});</text:span></text:p>
      <text:p text:style-name="P3"/>
      <text:p text:style-name="P3"><text:span text:style-name="Source_20_Text"><text:s text:c="8"/>textViewSignup.setOnClickListener(new View.OnClickListener() {</text:span></text:p>
      <text:p text:style-name="P3"><text:span text:style-name="Source_20_Text"><text:s text:c="12"/>@Override</text:span></text:p>
      <text:p text:style-name="P3"><text:span text:style-name="Source_20_Text"><text:s text:c="12"/>public void onClick(View v) {</text:span></text:p>
      <text:p text:style-name="P3"><text:span text:style-name="Source_20_Text"><text:s text:c="16"/>// Handle sign-up navigation</text:span></text:p>
      <text:p text:style-name="P3"><text:span text:style-name="Source_20_Text"><text:s text:c="16"/>Toast.makeText(MainActivity.this, "Signup clicked", Toast.LENGTH_SHORT).show();</text:span></text:p>
      <text:p text:style-name="P3"><text:span text:style-name="Source_20_Text"><text:s text:c="12"/>}</text:span></text:p>
      <text:p text:style-name="P3"><text:span text:style-name="Source_20_Text"><text:s text:c="8"/>});</text:span></text:p>
      <text:p text:style-name="P3"><text:span text:style-name="Source_20_Text"><text:s text:c="4"/>}</text:span></text:p>
      <text:p text:style-name="P2"><text:span text:style-name="Source_20_Text">}</text:span></text:p>
      <text:h text:style-name="Heading_20_3" text:outline-level="3">4. Adding Authentication (Optional)</text:h>
      <text:p text:style-name="Text_20_body">To implement actual login authentication, you can use Firebase Authentication or your own backend.</text:p>
      <text:h text:style-name="Heading_20_4" text:outline-level="4">Using Firebase Authentication:</text:h>
      <text:list xml:id="list2846337275" text:style-name="L4">
        <text:list-item>
          <text:p text:style-name="P9"><text:span text:style-name="Strong_20_Emphasis">Add Firebase to Your Project:</text:span></text:p>
          <text:list>
            <text:list-item>
              <text:p text:style-name="P18">Go to the Firebase Console.</text:p>
            </text:list-item>
            <text:list-item>
              <text:p text:style-name="P18">Add a new project or select an existing one.</text:p>
            </text:list-item>
            <text:list-item>
              <text:p text:style-name="P18">Click on “Add app” and select Android.</text:p>
            </text:list-item>
            <text:list-item>
              <text:p text:style-name="P18">Follow the instructions to download the <text:span text:style-name="Source_20_Text">google-services.json</text:span> file and place it in your app’s <text:span text:style-name="Source_20_Text">app</text:span> directory.</text:p>
            </text:list-item>
          </text:list>
        </text:list-item>
        <text:list-item>
          <text:p text:style-name="P9"><text:span text:style-name="Strong_20_Emphasis">Add Firebase Dependencies:</text:span></text:p>
          <text:list>
            <text:list-item>
              <text:p text:style-name="P9">Open <text:span text:style-name="Source_20_Text">build.gradle</text:span> (app level) and add the Firebase authentication dependency.</text:p>
            </text:list-item>
          </text:list>
        </text:list-item>
      </text:list>
      <text:p text:style-name="Preformatted_20_Text">groovy</text:p>
      <text:p text:style-name="Preformatted_20_Text">Copy code</text:p>
      <text:p text:style-name="P2"><text:span text:style-name="Source_20_Text">implementation 'com.google.firebase:firebase-auth:21.0.1'</text:span></text:p>
      <text:list xml:id="list1844110462" text:style-name="L5">
        <text:list-item>
          <text:p text:style-name="P19"><text:span text:style-name="Strong_20_Emphasis">Initialize Firebase Authentication:</text:span></text:p>
          <text:list>
            <text:list-item>
              <text:p text:style-name="P10">Modify <text:span text:style-name="Source_20_Text">MainActivity.java</text:span> to include Firebase authentication logic.</text:p>
            </text:list-item>
          </text:list>
        </text:list-item>
      </text:list>
      <text:p text:style-name="Preformatted_20_Text">java</text:p>
      <text:p text:style-name="Preformatted_20_Text">Copy code</text:p>
      <text:p text:style-name="P3"><text:span text:style-name="Source_20_Text">import com.google.firebase.auth.FirebaseAuth;</text:span></text:p>
      <text:p text:style-name="P3"><text:span text:style-name="Source_20_Text">import com.google.firebase.auth.FirebaseUser;</text:span></text:p>
      <text:p text:style-name="P3"/>
      <text:p text:style-name="P3"><text:span text:style-name="Source_20_Text">public class MainActivity extends AppCompatActivity {</text:span></text:p>
      <text:p text:style-name="P3"/>
      <text:p text:style-name="P3"><text:span text:style-name="Source_20_Text"><text:s text:c="4"/>private EditText editTextUsername;</text:span></text:p>
      <text:p text:style-name="P3"><text:span text:style-name="Source_20_Text"><text:s text:c="4"/>private EditText editTextPassword;</text:span></text:p>
      <text:p text:style-name="P3"><text:span text:style-name="Source_20_Text"><text:s text:c="4"/>private Button buttonLogin;</text:span></text:p>
      <text:p text:style-name="P3"><text:span text:style-name="Source_20_Text"><text:s text:c="4"/>private TextView textViewSignup;</text:span></text:p>
      <text:p text:style-name="P3"><text:span text:style-name="Source_20_Text"><text:s text:c="4"/>private FirebaseAuth mAuth;</text:span></text:p>
      <text:p text:style-name="P3"><text:soft-page-break/></text:p>
      <text:p text:style-name="P3"><text:span text:style-name="Source_20_Text"><text:s text:c="4"/>@Override</text:span></text:p>
      <text:p text:style-name="P3"><text:span text:style-name="Source_20_Text"><text:s text:c="4"/>protected void onCreate(Bundle savedInstanceState) {</text:span></text:p>
      <text:p text:style-name="P3"><text:span text:style-name="Source_20_Text"><text:s text:c="8"/>super.onCreate(savedInstanceState);</text:span></text:p>
      <text:p text:style-name="P3"><text:span text:style-name="Source_20_Text"><text:s text:c="8"/>setContentView(R.layout.activity_main);</text:span></text:p>
      <text:p text:style-name="P3"/>
      <text:p text:style-name="P3"><text:span text:style-name="Source_20_Text"><text:s text:c="8"/>mAuth = FirebaseAuth.getInstance();</text:span></text:p>
      <text:p text:style-name="P3"/>
      <text:p text:style-name="P3"><text:span text:style-name="Source_20_Text"><text:s text:c="8"/>editTextUsername = findViewById(R.id.editTextUsername);</text:span></text:p>
      <text:p text:style-name="P3"><text:span text:style-name="Source_20_Text"><text:s text:c="8"/>editTextPassword = findViewById(R.id.editTextPassword);</text:span></text:p>
      <text:p text:style-name="P3"><text:span text:style-name="Source_20_Text"><text:s text:c="8"/>buttonLogin = findViewById(R.id.buttonLogin);</text:span></text:p>
      <text:p text:style-name="P3"><text:span text:style-name="Source_20_Text"><text:s text:c="8"/>textViewSignup = findViewById(R.id.textViewSignup);</text:span></text:p>
      <text:p text:style-name="P3"/>
      <text:p text:style-name="P3"><text:span text:style-name="Source_20_Text"><text:s text:c="8"/>buttonLogin.setOnClickListener(new View.OnClickListener() {</text:span></text:p>
      <text:p text:style-name="P3"><text:span text:style-name="Source_20_Text"><text:s text:c="12"/>@Override</text:span></text:p>
      <text:p text:style-name="P3"><text:span text:style-name="Source_20_Text"><text:s text:c="12"/>public void onClick(View v) {</text:span></text:p>
      <text:p text:style-name="P3"><text:span text:style-name="Source_20_Text"><text:s text:c="16"/>String email = editTextUsername.getText().toString();</text:span></text:p>
      <text:p text:style-name="P3"><text:span text:style-name="Source_20_Text"><text:s text:c="16"/>String password = editTextPassword.getText().toString();</text:span></text:p>
      <text:p text:style-name="P3"/>
      <text:p text:style-name="P3"><text:span text:style-name="Source_20_Text"><text:s text:c="16"/>if (email.isEmpty() || password.isEmpty()) {</text:span></text:p>
      <text:p text:style-name="P3"><text:span text:style-name="Source_20_Text"><text:s text:c="20"/>Toast.makeText(MainActivity.this, "Please fill all fields", Toast.LENGTH_SHORT).show();</text:span></text:p>
      <text:p text:style-name="P3"><text:span text:style-name="Source_20_Text"><text:s text:c="16"/>} else {</text:span></text:p>
      <text:p text:style-name="P3"><text:span text:style-name="Source_20_Text"><text:s text:c="20"/>mAuth.signInWithEmailAndPassword(email, password)</text:span></text:p>
      <text:p text:style-name="P3"><text:span text:style-name="Source_20_Text"><text:s text:c="28"/>.addOnCompleteListener(MainActivity.this, task -&gt; {</text:span></text:p>
      <text:p text:style-name="P3"><text:span text:style-name="Source_20_Text"><text:s text:c="32"/>if (task.isSuccessful()) {</text:span></text:p>
      <text:p text:style-name="P3"><text:span text:style-name="Source_20_Text"><text:s text:c="36"/>FirebaseUser user = mAuth.getCurrentUser();</text:span></text:p>
      <text:p text:style-name="P3"><text:span text:style-name="Source_20_Text"><text:s text:c="36"/>// Navigate to the next activity</text:span></text:p>
      <text:p text:style-name="P3"><text:span text:style-name="Source_20_Text"><text:s text:c="36"/>Toast.makeText(MainActivity.this, "Authentication Successful.", Toast.LENGTH_SHORT).show();</text:span></text:p>
      <text:p text:style-name="P3"><text:span text:style-name="Source_20_Text"><text:s text:c="32"/>} else {</text:span></text:p>
      <text:p text:style-name="P3"><text:span text:style-name="Source_20_Text"><text:s text:c="36"/>Toast.makeText(MainActivity.this, "Authentication Failed.", Toast.LENGTH_SHORT).show();</text:span></text:p>
      <text:p text:style-name="P3"><text:span text:style-name="Source_20_Text"><text:s text:c="32"/>}</text:span></text:p>
      <text:p text:style-name="P3"><text:span text:style-name="Source_20_Text"><text:s text:c="28"/>});</text:span></text:p>
      <text:p text:style-name="P3"><text:span text:style-name="Source_20_Text"><text:s text:c="16"/>}</text:span></text:p>
      <text:p text:style-name="P3"><text:span text:style-name="Source_20_Text"><text:s text:c="12"/>}</text:span></text:p>
      <text:p text:style-name="P3"><text:span text:style-name="Source_20_Text"><text:s text:c="8"/>});</text:span></text:p>
      <text:p text:style-name="P3"/>
      <text:p text:style-name="P3"><text:span text:style-name="Source_20_Text"><text:s text:c="8"/>textViewSignup.setOnClickListener(new View.OnClickListener() {</text:span></text:p>
      <text:p text:style-name="P3"><text:span text:style-name="Source_20_Text"><text:s text:c="12"/>@Override</text:span></text:p>
      <text:p text:style-name="P3"><text:span text:style-name="Source_20_Text"><text:s text:c="12"/>public void onClick(View v) {</text:span></text:p>
      <text:p text:style-name="P3"><text:span text:style-name="Source_20_Text"><text:s text:c="16"/>// Handle sign-up navigation</text:span></text:p>
      <text:p text:style-name="P3"><text:span text:style-name="Source_20_Text"><text:s text:c="16"/>Toast.makeText(MainActivity.this, "Signup clicked", Toast.LENGTH_SHORT).show();</text:span></text:p>
      <text:p text:style-name="P3"><text:span text:style-name="Source_20_Text"><text:s text:c="12"/>}</text:span></text:p>
      <text:p text:style-name="P3"><text:span text:style-name="Source_20_Text"><text:s text:c="8"/>});</text:span></text:p>
      <text:p text:style-name="P3"><text:span text:style-name="Source_20_Text"><text:s text:c="4"/>}</text:span></text:p>
      <text:p text:style-name="P2"><text:span text:style-name="Source_20_Text">}</text:span></text:p>
      <text:h text:style-name="Heading_20_3" text:outline-level="3">5. Running the App</text:h>
      <text:list xml:id="list3272597501" text:style-name="L6">
        <text:list-item>
          <text:p text:style-name="P20">Connect an Android device or start an emulator.</text:p>
        </text:list-item>
        <text:list-item>
          <text:p text:style-name="P11">Click the “Run” button in Android Studio to build and run your app.</text:p>
        </text:list-item>
      </text:list>
      <text:h text:style-name="Heading_20_3" text:outline-level="3">6. Further Enhancements</text:h>
      <text:list xml:id="list977571811" text:style-name="L7">
        <text:list-item>
          <text:p text:style-name="P21"><text:span text:style-name="Strong_20_Emphasis">Sign-up Activity:</text:span> Create a sign-up activity to handle user registration.</text:p>
        </text:list-item>
        <text:list-item>
          <text:p text:style-name="P21"><text:span text:style-name="Strong_20_Emphasis">Password Reset:</text:span> Implement password reset functionality.</text:p>
        </text:list-item>
        <text:list-item>
          <text:p text:style-name="P21"><text:span text:style-name="Strong_20_Emphasis">UI Improvements:</text:span> Enhance the UI/UX with proper design principles.</text:p>
        </text:list-item>
        <text:list-item>
          <text:p text:style-name="P12"><text:soft-page-break/><text:span text:style-name="Strong_20_Emphasis">Backend Integration:</text:span> If not using Firebase, set up your own backend server to handle authentication.</text:p>
        </text:list-item>
      </text:list>
      <text:p text:style-name="Text_20_body">This guide covers the basic setup for an Android app with a login feature. You can expand and customize it based on your specific requirements.</text:p>
      <text:p text:style-name="Standard"/>
      <text:p text:style-name="Standard"/>
      <text:p text:style-name="Standard">-------------</text:p>
      <text:p text:style-name="Text_20_body">You can set up HTTPS for your local Flask server using a self-signed certificate.</text:p>
      <text:h text:style-name="Heading_20_4" text:outline-level="4">Generate Self-Signed Certificate</text:h>
      <text:p text:style-name="Text_20_body">First, generate a self-signed certificate using OpenSSL. Run the following commands in your terminal:</text:p>
      <text:p text:style-name="Preformatted_20_Text">sh</text:p>
      <text:p text:style-name="Preformatted_20_Text">Copy code</text:p>
      <text:p text:style-name="P3"><text:span text:style-name="Source_20_Text">openssl genrsa -out key.pem 2048</text:span></text:p>
      <text:p text:style-name="P2"><text:span text:style-name="Source_20_Text">openssl req -new -x509 -key key.pem -out cert.pem -days 365</text:span></text:p>
      <text:p text:style-name="Text_20_body">Follow the prompts to fill in the details for the certificate. This will generate <text:span text:style-name="Source_20_Text">key.pem</text:span> and <text:span text:style-name="Source_20_Text">cert.pem</text:span> files.</text:p>
      <text:h text:style-name="Heading_20_4" text:outline-level="4">Update Flask Server to Use HTTPS</text:h>
      <text:p text:style-name="Text_20_body">Update your Flask server to use these certificates:</text:p>
      <text:p text:style-name="Preformatted_20_Text">python</text:p>
      <text:p text:style-name="Preformatted_20_Text">Copy code</text:p>
      <text:p text:style-name="P3"><text:span text:style-name="Source_20_Text">from flask import Flask</text:span></text:p>
      <text:p text:style-name="P3"><text:span text:style-name="Source_20_Text">import ssl</text:span></text:p>
      <text:p text:style-name="P3"/>
      <text:p text:style-name="P3"><text:span text:style-name="Source_20_Text">app = Flask(__name__)</text:span></text:p>
      <text:p text:style-name="P3"/>
      <text:p text:style-name="P3"><text:span text:style-name="Source_20_Text">@app.route('/')</text:span></text:p>
      <text:p text:style-name="P3"><text:span text:style-name="Source_20_Text">def hello_world():</text:span></text:p>
      <text:p text:style-name="P3"><text:span text:style-name="Source_20_Text"><text:s text:c="4"/>return 'Hello, World!'</text:span></text:p>
      <text:p text:style-name="P3"/>
      <text:p text:style-name="P3"><text:span text:style-name="Source_20_Text">if __name__ == '__main__':</text:span></text:p>
      <text:p text:style-name="P3"><text:span text:style-name="Source_20_Text"><text:s text:c="4"/>context = ssl.SSLContext(ssl.PROTOCOL_TLS)</text:span></text:p>
      <text:p text:style-name="P3"><text:span text:style-name="Source_20_Text"><text:s text:c="4"/>context.load_cert_chain('cert.pem', 'key.pem')</text:span></text:p>
      <text:p text:style-name="P2"><text:span text:style-name="Source_20_Text"><text:s text:c="4"/>app.run(host='0.0.0.0', port=5000, ssl_context=context)</text:span></text:p>
      <text:h text:style-name="Heading_20_3" text:outline-level="3">2. Configure Android App to Use HTTPS</text:h>
      <text:h text:style-name="Heading_20_4" text:outline-level="4">Update Retrofit to Use HTTPS</text:h>
      <text:p text:style-name="Text_20_body">Make sure your Retrofit base URL uses <text:span text:style-name="Source_20_Text">https://</text:span>.</text:p>
      <text:p text:style-name="Preformatted_20_Text">kotlin</text:p>
      <text:p text:style-name="Preformatted_20_Text">Copy code</text:p>
      <text:p text:style-name="P3"><text:span text:style-name="Source_20_Text">object RetrofitClient {</text:span></text:p>
      <text:p text:style-name="P3"><text:span text:style-name="Source_20_Text"><text:s text:c="4"/>private const val BASE_URL = "https://10.0.2.2:5000/"</text:span></text:p>
      <text:p text:style-name="P3"/>
      <text:p text:style-name="P3"><text:span text:style-name="Source_20_Text"><text:s text:c="4"/>val api: ApiService by lazy {</text:span></text:p>
      <text:p text:style-name="P3"><text:span text:style-name="Source_20_Text"><text:s text:c="8"/>Retrofit.Builder()</text:span></text:p>
      <text:p text:style-name="P3"><text:span text:style-name="Source_20_Text"><text:s text:c="12"/>.baseUrl(BASE_URL)</text:span></text:p>
      <text:p text:style-name="P3"><text:span text:style-name="Source_20_Text"><text:s text:c="12"/>.addConverterFactory(GsonConverterFactory.create())</text:span></text:p>
      <text:p text:style-name="P3"><text:soft-page-break/><text:span text:style-name="Source_20_Text"><text:s text:c="12"/>.client(provideOkHttpClient())</text:span></text:p>
      <text:p text:style-name="P3"><text:span text:style-name="Source_20_Text"><text:s text:c="12"/>.build()</text:span></text:p>
      <text:p text:style-name="P3"><text:span text:style-name="Source_20_Text"><text:s text:c="12"/>.create(ApiService::class.java)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private fun provideOkHttpClient(): OkHttpClient {</text:span></text:p>
      <text:p text:style-name="P3"><text:span text:style-name="Source_20_Text"><text:s text:c="8"/>return OkHttpClient.Builder()</text:span></text:p>
      <text:p text:style-name="P3"><text:span text:style-name="Source_20_Text"><text:s text:c="12"/>.hostnameVerifier { hostname, session -&gt; hostname == "10.0.2.2" }</text:span></text:p>
      <text:p text:style-name="P3"><text:span text:style-name="Source_20_Text"><text:s text:c="12"/>.build()</text:span></text:p>
      <text:p text:style-name="P3"><text:span text:style-name="Source_20_Text"><text:s text:c="4"/>}</text:span></text:p>
      <text:p text:style-name="P2"><text:span text:style-name="Source_20_Text">}</text:span></text:p>
      <text:h text:style-name="Heading_20_4" text:outline-level="4">Allow Self-Signed Certificates in Development</text:h>
      <text:p text:style-name="Text_20_body">For development purposes, you can configure your <text:span text:style-name="Source_20_Text">OkHttpClient</text:span> to trust all certificates. <text:span text:style-name="Strong_20_Emphasis">Note:</text:span> This should only be used in a development environment.</text:p>
      <text:p text:style-name="Preformatted_20_Text">kotlin</text:p>
      <text:p text:style-name="Preformatted_20_Text">Copy code</text:p>
      <text:p text:style-name="P3"><text:span text:style-name="Source_20_Text">private fun provideOkHttpClient(): OkHttpClient {</text:span></text:p>
      <text:p text:style-name="P3"><text:span text:style-name="Source_20_Text"><text:s text:c="4"/>val trustAllCerts = arrayOf&lt;TrustManager&gt;(object : X509TrustManager {</text:span></text:p>
      <text:p text:style-name="P3"><text:span text:style-name="Source_20_Text"><text:s text:c="8"/>override fun checkClientTrusted(chain: Array&lt;out X509Certificate&gt;?, authType: String?) {}</text:span></text:p>
      <text:p text:style-name="P3"><text:span text:style-name="Source_20_Text"><text:s text:c="8"/>override fun checkServerTrusted(chain: Array&lt;out X509Certificate&gt;?, authType: String?) {}</text:span></text:p>
      <text:p text:style-name="P3"><text:span text:style-name="Source_20_Text"><text:s text:c="8"/>override fun getAcceptedIssuers(): Array&lt;X509Certificate&gt; = arrayOf()</text:span></text:p>
      <text:p text:style-name="P3"><text:span text:style-name="Source_20_Text"><text:s text:c="4"/>})</text:span></text:p>
      <text:p text:style-name="P3"/>
      <text:p text:style-name="P3"><text:span text:style-name="Source_20_Text"><text:s text:c="4"/>val sslContext = SSLContext.getInstance("SSL").apply {</text:span></text:p>
      <text:p text:style-name="P3"><text:span text:style-name="Source_20_Text"><text:s text:c="8"/>init(null, trustAllCerts, java.security.SecureRandom())</text:span></text:p>
      <text:p text:style-name="P3"><text:span text:style-name="Source_20_Text"><text:s text:c="4"/>}</text:span></text:p>
      <text:p text:style-name="P3"/>
      <text:p text:style-name="P3"><text:span text:style-name="Source_20_Text"><text:s text:c="4"/>val sslSocketFactory = sslContext.socketFactory</text:span></text:p>
      <text:p text:style-name="P3"/>
      <text:p text:style-name="P3"><text:span text:style-name="Source_20_Text"><text:s text:c="4"/>return OkHttpClient.Builder()</text:span></text:p>
      <text:p text:style-name="P3"><text:span text:style-name="Source_20_Text"><text:s text:c="8"/>.sslSocketFactory(sslSocketFactory, trustAllCerts[0] as X509TrustManager)</text:span></text:p>
      <text:p text:style-name="P3"><text:span text:style-name="Source_20_Text"><text:s text:c="8"/>.hostnameVerifier { _, _ -&gt; true }</text:span></text:p>
      <text:p text:style-name="P3"><text:span text:style-name="Source_20_Text"><text:s text:c="8"/>.build()</text:span></text:p>
      <text:p text:style-name="P2"><text:span text:style-name="Source_20_Text">}</text:span></text:p>
      <text:h text:style-name="Heading_20_4" text:outline-level="4">Disable Cleartext Traffic and Add Network Security Config</text:h>
      <text:p text:style-name="Text_20_body">Add a network security configuration XML file to enforce HTTPS and add it to the manifest.</text:p>
      <text:h text:style-name="Heading_20_5" text:outline-level="5">res/xml/network_security_config.xml</text:h>
      <text:p text:style-name="Preformatted_20_Text">xml</text:p>
      <text:p text:style-name="Preformatted_20_Text">Copy code</text:p>
      <text:p text:style-name="P3"><text:span text:style-name="Source_20_Text">&lt;?xml version="1.0" encoding="utf-8"?&gt;</text:span></text:p>
      <text:p text:style-name="P3"><text:span text:style-name="Source_20_Text">&lt;network-security-config&gt;</text:span></text:p>
      <text:p text:style-name="P3"><text:span text:style-name="Source_20_Text"><text:s text:c="4"/>&lt;domain-config cleartextTrafficPermitted="false"&gt;</text:span></text:p>
      <text:p text:style-name="P3"><text:span text:style-name="Source_20_Text"><text:s text:c="8"/>&lt;domain includeSubdomains="true"&gt;10.0.2.2&lt;/domain&gt;</text:span></text:p>
      <text:p text:style-name="P3"><text:span text:style-name="Source_20_Text"><text:s text:c="4"/>&lt;/domain-config&gt;</text:span></text:p>
      <text:p text:style-name="P2"><text:span text:style-name="Source_20_Text">&lt;/network-security-config&gt;</text:span></text:p>
      <text:h text:style-name="Heading_20_5" text:outline-level="5">Update <text:span text:style-name="Source_20_Text">AndroidManifest.xml</text:span></text:h>
      <text:p text:style-name="Preformatted_20_Text">xml</text:p>
      <text:p text:style-name="Preformatted_20_Text">Copy code</text:p>
      <text:p text:style-name="P3"><text:span text:style-name="Source_20_Text">&lt;application</text:span></text:p>
      <text:p text:style-name="P3"><text:span text:style-name="Source_20_Text"><text:s text:c="4"/>android:allowBackup="true"</text:span></text:p>
      <text:p text:style-name="P3"><text:soft-page-break/><text:span text:style-name="Source_20_Text"><text:s text:c="4"/>android:icon="@mipmap/ic_launcher"</text:span></text:p>
      <text:p text:style-name="P3"><text:span text:style-name="Source_20_Text"><text:s text:c="4"/>android:label="@string/app_name"</text:span></text:p>
      <text:p text:style-name="P3"><text:span text:style-name="Source_20_Text"><text:s text:c="4"/>android:roundIcon="@mipmap/ic_launcher_round"</text:span></text:p>
      <text:p text:style-name="P3"><text:span text:style-name="Source_20_Text"><text:s text:c="4"/>android:supportsRtl="true"</text:span></text:p>
      <text:p text:style-name="P3"><text:span text:style-name="Source_20_Text"><text:s text:c="4"/>android:theme="@style/Theme.MyApp"</text:span></text:p>
      <text:p text:style-name="P3"><text:span text:style-name="Source_20_Text"><text:s text:c="4"/>android:networkSecurityConfig="@xml/network_security_config"&gt;</text:span></text:p>
      <text:p text:style-name="P3"><text:span text:style-name="Source_20_Text"><text:s text:c="4"/>&lt;activity</text:span></text:p>
      <text:p text:style-name="P3"><text:span text:style-name="Source_20_Text"><text:s text:c="8"/>android:name=".MainActivity"</text:span></text:p>
      <text:p text:style-name="P3"><text:span text:style-name="Source_20_Text"><text:s text:c="8"/>android:exported="true"&gt;</text:span></text:p>
      <text:p text:style-name="P3"><text:span text:style-name="Source_20_Text"><text:s text:c="8"/>&lt;intent-filter&gt;</text:span></text:p>
      <text:p text:style-name="P3"><text:span text:style-name="Source_20_Text"><text:s text:c="12"/>&lt;action android:name="android.intent.action.MAIN" /&gt;</text:span></text:p>
      <text:p text:style-name="P3"><text:span text:style-name="Source_20_Text"><text:s text:c="12"/>&lt;category android:name="android.intent.category.LAUNCHER" /&gt;</text:span></text:p>
      <text:p text:style-name="P3"><text:span text:style-name="Source_20_Text"><text:s text:c="8"/>&lt;/intent-filter&gt;</text:span></text:p>
      <text:p text:style-name="P3"><text:span text:style-name="Source_20_Text"><text:s text:c="4"/>&lt;/activity&gt;</text:span></text:p>
      <text:p text:style-name="P3"><text:span text:style-name="Source_20_Text"><text:s text:c="4"/>&lt;activity</text:span></text:p>
      <text:p text:style-name="P3"><text:span text:style-name="Source_20_Text"><text:s text:c="8"/>android:name=".LoginActivity"</text:span></text:p>
      <text:p text:style-name="P3"><text:span text:style-name="Source_20_Text"><text:s text:c="8"/>android:exported="false" /&gt;</text:span></text:p>
      <text:p text:style-name="P3"><text:span text:style-name="Source_20_Text"><text:s text:c="4"/>&lt;activity</text:span></text:p>
      <text:p text:style-name="P3"><text:span text:style-name="Source_20_Text"><text:s text:c="8"/>android:name=".RegisterActivity"</text:span></text:p>
      <text:p text:style-name="P3"><text:span text:style-name="Source_20_Text"><text:s text:c="8"/>android:exported="false" /&gt;</text:span></text:p>
      <text:p text:style-name="P3"><text:span text:style-name="Source_20_Text"><text:s text:c="4"/>&lt;activity</text:span></text:p>
      <text:p text:style-name="P3"><text:span text:style-name="Source_20_Text"><text:s text:c="8"/>android:name=".WelcomeActivity"</text:span></text:p>
      <text:p text:style-name="P3"><text:span text:style-name="Source_20_Text"><text:s text:c="8"/>android:exported="false" /&gt;</text:span></text:p>
      <text:p text:style-name="P2"><text:span text:style-name="Source_20_Text">&lt;/application&gt;</text:span></text:p>
      <text:h text:style-name="Heading_20_3" text:outline-level="3">Summary</text:h>
      <text:list xml:id="list4063424416" text:style-name="L8">
        <text:list-item>
          <text:p text:style-name="P22"><text:span text:style-name="Strong_20_Emphasis">Generate a self-signed certificate</text:span> for your local Flask server and configure Flask to use HTTPS.</text:p>
        </text:list-item>
        <text:list-item>
          <text:p text:style-name="P22"><text:span text:style-name="Strong_20_Emphasis">Update Retrofit client</text:span> to use <text:span text:style-name="Source_20_Text">https://10.0.2.2:5000/</text:span>.</text:p>
        </text:list-item>
        <text:list-item>
          <text:p text:style-name="P22"><text:span text:style-name="Strong_20_Emphasis">Configure OkHttpClient</text:span> to trust all certificates for development purposes.</text:p>
        </text:list-item>
        <text:list-item>
          <text:p text:style-name="P13"><text:span text:style-name="Strong_20_Emphasis">Disable cleartext traffic</text:span> in the Android manifest and set up network security configuration.</text:p>
        </text:list-item>
      </text:list>
      <text:p text:style-name="Text_20_body">With these steps, your app will use HTTPS for communication with your local development server, avoiding cleartext transmission of data.</text:p>
      <text:p text:style-name="P14">4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3:14:46.499711790</meta:creation-date>
    <meta:editing-duration>PT1H41M37S</meta:editing-duration>
    <meta:editing-cycles>2</meta:editing-cycles>
    <meta:generator>LibreOffice/6.4.7.2$Linux_X86_64 LibreOffice_project/40$Build-2</meta:generator>
    <dc:date>2024-08-02T15:06:21.720336007</dc:date>
    <meta:document-statistic meta:table-count="0" meta:image-count="0" meta:object-count="0" meta:page-count="7" meta:paragraph-count="290" meta:word-count="1104" meta:character-count="12074" meta:non-whitespace-character-count="9676"/>
  </office:meta>
</office:document-meta>
</file>